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/>
    <style:style style:name="ce8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IndLibMoralePourVersionSQL" table:style-name="ta1">
        <table:table-column table:style-name="co1" table:number-columns-repeated="5" table:default-cell-style-name="ce7"/>
        <table:table-column table:style-name="co2" table:number-columns-repeated="1019" table:default-cell-style-name="ce7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Moral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6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61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3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8.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office:value-type="string" calcext:value-type="string">
            <text:p>46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6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7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4.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9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61.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1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2.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45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21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8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46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9.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5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5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9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18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53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70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6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6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9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3.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7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28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44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34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53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6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9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50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66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38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43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16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37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15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4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6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78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69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41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8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4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60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5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6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61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43.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49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43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45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51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4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42.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5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57.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21.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6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57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52.9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46.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4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3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0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5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1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37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6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15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44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9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33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5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2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72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4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6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25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8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25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1.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45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27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45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28.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75.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2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 office:value-type="string" calcext:value-type="string">
            <text:p>47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8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60.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50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27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9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36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28.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59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65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20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1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43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18.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51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43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4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91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9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39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0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83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15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3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7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58.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2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6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46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 office:value-type="string" calcext:value-type="string">
            <text:p>48.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48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46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7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3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48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46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2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22.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21.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21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66.9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2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45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8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80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30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 office:value-type="string" calcext:value-type="string">
            <text:p>40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45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2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36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0.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 office:value-type="string" calcext:value-type="string">
            <text:p>40.0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7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88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3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11.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4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16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61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53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20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83.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table:style-name="ce9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36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10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71.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9" office:value-type="string" calcext:value-type="string">
            <text:p>49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66.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9" office:value-type="string" calcext:value-type="string">
            <text:p>72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42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9" office:value-type="string" calcext:value-type="string">
            <text:p>45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21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28.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45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78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9" office:value-type="string" calcext:value-type="string">
            <text:p>65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9" office:value-type="string" calcext:value-type="string">
            <text:p>55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9" office:value-type="string" calcext:value-type="string">
            <text:p>39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9" office:value-type="string" calcext:value-type="string">
            <text:p>68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9" office:value-type="string" calcext:value-type="string">
            <text:p>1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52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table:style-name="ce9" office:value-type="string" calcext:value-type="string">
            <text:p>70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table:style-name="ce9" office:value-type="string" calcext:value-type="string">
            <text:p>45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table:style-name="ce9" office:value-type="string" calcext:value-type="string">
            <text:p>86.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ce9" office:value-type="string" calcext:value-type="string">
            <text:p>63.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table:style-name="ce9" office:value-type="string" calcext:value-type="string">
            <text:p>39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9" office:value-type="string" calcext:value-type="string">
            <text:p>53.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9" office:value-type="string" calcext:value-type="string">
            <text:p>76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9" office:value-type="string" calcext:value-type="string">
            <text:p>29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table:style-name="ce9" office:value-type="string" calcext:value-type="string">
            <text:p>46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9" office:value-type="string" calcext:value-type="string">
            <text:p>34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9" office:value-type="string" calcext:value-type="string">
            <text:p>53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table:style-name="ce9" office:value-type="string" calcext:value-type="string">
            <text:p>46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9" office:value-type="string" calcext:value-type="string">
            <text:p>59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9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9" office:value-type="string" calcext:value-type="string">
            <text:p>71.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9" office:value-type="string" calcext:value-type="string">
            <text:p>29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9" office:value-type="string" calcext:value-type="string">
            <text:p>40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9" office:value-type="string" calcext:value-type="string">
            <text:p>42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9" office:value-type="string" calcext:value-type="string">
            <text:p>17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9" office:value-type="string" calcext:value-type="string">
            <text:p>39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9" office:value-type="string" calcext:value-type="string">
            <text:p>11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9" office:value-type="string" calcext:value-type="string">
            <text:p>65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9" office:value-type="string" calcext:value-type="string">
            <text:p>26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9" office:value-type="string" calcext:value-type="string">
            <text:p>81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9" office:value-type="string" calcext:value-type="string">
            <text:p>69.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41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79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9" office:value-type="string" calcext:value-type="string">
            <text:p>34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65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68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45.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49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48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65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9" office:value-type="string" calcext:value-type="string">
            <text:p>43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9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9" office:value-type="string" calcext:value-type="string">
            <text:p>43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9" office:value-type="string" calcext:value-type="string">
            <text:p>45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51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9" office:value-type="string" calcext:value-type="string">
            <text:p>43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42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9" office:value-type="string" calcext:value-type="string">
            <text:p>64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9" office:value-type="string" calcext:value-type="string">
            <text:p>56.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9" office:value-type="string" calcext:value-type="string">
            <text:p>22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9" office:value-type="string" calcext:value-type="string">
            <text:p>17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9" office:value-type="string" calcext:value-type="string">
            <text:p>12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9" office:value-type="string" calcext:value-type="string">
            <text:p>64.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9" office:value-type="string" calcext:value-type="string">
            <text:p>54.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9" office:value-type="string" calcext:value-type="string">
            <text:p>50.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9" office:value-type="string" calcext:value-type="string">
            <text:p>66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9" office:value-type="string" calcext:value-type="string">
            <text:p>53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9" office:value-type="string" calcext:value-type="string">
            <text:p>50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9" office:value-type="string" calcext:value-type="string">
            <text:p>35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9" office:value-type="string" calcext:value-type="string">
            <text:p>50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9" office:value-type="string" calcext:value-type="string">
            <text:p>36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9"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9" office:value-type="string" calcext:value-type="string">
            <text:p>15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9" office:value-type="string" calcext:value-type="string">
            <text:p>44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9" office:value-type="string" calcext:value-type="string">
            <text:p>59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9" office:value-type="string" calcext:value-type="string">
            <text:p>33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table:style-name="ce9" office:value-type="string" calcext:value-type="string">
            <text:p>45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9" office:value-type="float" office:value="21" calcext:value-type="float">
            <text:p>2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9" office:value-type="string" calcext:value-type="string">
            <text:p>52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9" office:value-type="string" calcext:value-type="string">
            <text:p>72.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9" office:value-type="string" calcext:value-type="string">
            <text:p>53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table:style-name="ce9" office:value-type="string" calcext:value-type="string">
            <text:p>46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table:style-name="ce9" office:value-type="string" calcext:value-type="string">
            <text:p>26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9" office:value-type="string" calcext:value-type="string">
            <text:p>48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9" office:value-type="string" calcext:value-type="string">
            <text:p>25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9" office:value-type="string" calcext:value-type="string">
            <text:p>39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9" office:value-type="string" calcext:value-type="string">
            <text:p>55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9" office:value-type="string" calcext:value-type="string">
            <text:p>26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9" office:value-type="string" calcext:value-type="string">
            <text:p>45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28.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9" office:value-type="string" calcext:value-type="string">
            <text:p>81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table:style-name="ce9" office:value-type="string" calcext:value-type="string">
            <text:p>5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 table:style-name="ce9" office:value-type="string" calcext:value-type="string">
            <text:p>48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table:style-name="ce9" office:value-type="string" calcext:value-type="string">
            <text:p>47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9" office:value-type="string" calcext:value-type="string">
            <text:p>59.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table:style-name="ce9" office:value-type="string" calcext:value-type="string">
            <text:p>49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table:style-name="ce9" office:value-type="string" calcext:value-type="string">
            <text:p>26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table:style-name="ce9" office:value-type="string" calcext:value-type="string">
            <text:p>48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table:style-name="ce9" office:value-type="string" calcext:value-type="string">
            <text:p>36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table:style-name="ce9" office:value-type="string" calcext:value-type="string">
            <text:p>27.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table:style-name="ce9" office:value-type="string" calcext:value-type="string">
            <text:p>6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table:style-name="ce9" office:value-type="string" calcext:value-type="string">
            <text:p>66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table:style-name="ce9" office:value-type="string" calcext:value-type="string">
            <text:p>20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table:style-name="ce9" office:value-type="string" calcext:value-type="string">
            <text:p>41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table:style-name="ce9" office:value-type="string" calcext:value-type="string">
            <text:p>43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table:style-name="ce9" office:value-type="string" calcext:value-type="string">
            <text:p>18.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table:style-name="ce9" office:value-type="string" calcext:value-type="string">
            <text:p>51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table:style-name="ce9" office:value-type="string" calcext:value-type="string">
            <text:p>43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9" office:value-type="string" calcext:value-type="string">
            <text:p>55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table:style-name="ce9" office:value-type="string" calcext:value-type="string">
            <text:p>91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table:style-name="ce9" office:value-type="string" calcext:value-type="string">
            <text:p>60.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table:style-name="ce9" office:value-type="string" calcext:value-type="string">
            <text:p>39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table:style-name="ce9" office:value-type="string" calcext:value-type="string">
            <text:p>52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table:style-name="ce9" office:value-type="string" calcext:value-type="string">
            <text:p>86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table:style-name="ce9" office:value-type="string" calcext:value-type="string">
            <text:p>15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table:style-name="ce9" office:value-type="string" calcext:value-type="string">
            <text:p>23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table:style-name="ce9" office:value-type="string" calcext:value-type="string">
            <text:p>37.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table:style-name="ce9" office:value-type="string" calcext:value-type="string">
            <text:p>56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table:style-name="ce9" office:value-type="string" calcext:value-type="string">
            <text:p>60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table:style-name="ce9"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table:style-name="ce9" office:value-type="string" calcext:value-type="string">
            <text:p>36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table:style-name="ce9" office:value-type="string" calcext:value-type="string">
            <text:p>45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 table:style-name="ce9" office:value-type="string" calcext:value-type="string">
            <text:p>49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table:style-name="ce9" office:value-type="string" calcext:value-type="string">
            <text:p>48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table:style-name="ce9" office:value-type="string" calcext:value-type="string">
            <text:p>45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table:style-name="ce9" office:value-type="string" calcext:value-type="string">
            <text:p>47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table:style-name="ce9" office:value-type="string" calcext:value-type="string">
            <text:p>53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table:style-name="ce9" office:value-type="string" calcext:value-type="string">
            <text:p>47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table:style-name="ce9" office:value-type="string" calcext:value-type="string">
            <text:p>45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table:style-name="ce9" office:value-type="string" calcext:value-type="string">
            <text:p>61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table:style-name="ce9" office:value-type="string" calcext:value-type="string">
            <text:p>69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table:style-name="ce9" office:value-type="string" calcext:value-type="string">
            <text:p>22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table:style-name="ce9" office:value-type="string" calcext:value-type="string">
            <text:p>21.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table:style-name="ce9" office:value-type="string" calcext:value-type="string">
            <text:p>21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table:style-name="ce9" office:value-type="string" calcext:value-type="string">
            <text:p>65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table:style-name="ce9" office:value-type="string" calcext:value-type="string">
            <text:p>80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table:style-name="ce9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table:style-name="ce9" office:value-type="string" calcext:value-type="string">
            <text:p>47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table:style-name="ce9" office:value-type="string" calcext:value-type="string">
            <text:p>83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table:style-name="ce9" office:value-type="string" calcext:value-type="string">
            <text:p>29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 table:style-name="ce9" office:value-type="string" calcext:value-type="string">
            <text:p>40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table:style-name="ce9" office:value-type="string" calcext:value-type="string">
            <text:p>45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table:style-name="ce9" office:value-type="string" calcext:value-type="string">
            <text:p>42.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table:style-name="ce9" office:value-type="string" calcext:value-type="string">
            <text:p>36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table:style-name="ce9" office:value-type="string" calcext:value-type="string">
            <text:p>48.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 table:style-name="ce9" office:value-type="string" calcext:value-type="string">
            <text:p>41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table:style-name="ce9" office:value-type="string" calcext:value-type="string">
            <text:p>47.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table:style-name="ce9" office:value-type="string" calcext:value-type="string">
            <text:p>84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table:style-name="ce9" office:value-type="string" calcext:value-type="string">
            <text:p>50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table:style-name="ce9" office:value-type="string" calcext:value-type="string">
            <text:p>35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table:style-name="ce9" office:value-type="string" calcext:value-type="string">
            <text:p>11.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table:style-name="ce9" office:value-type="string" calcext:value-type="string">
            <text:p>4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9.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74.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54.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34.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84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50.9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46.0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12.8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77.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9" office:value-type="string" calcext:value-type="string">
            <text:p>55.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82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9" office:value-type="string" calcext:value-type="string">
            <text:p>86.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42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9" office:value-type="string" calcext:value-type="string">
            <text:p>47.5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21.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31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47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90.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  <table:table-cell table:number-columns-repeated="101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  <table:table-cell table:number-columns-repeated="101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9" office:value-type="string" calcext:value-type="string">
            <text:p>62.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9" office:value-type="string" calcext:value-type="string">
            <text:p>60.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9" office:value-type="string" calcext:value-type="string">
            <text:p>49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9" office:value-type="string" calcext:value-type="string">
            <text:p>74.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9" office:value-type="string" calcext:value-type="string">
            <text:p>16.0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66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table:style-name="ce9" office:value-type="string" calcext:value-type="string">
            <text:p>45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table:style-name="ce9" office:value-type="string" calcext:value-type="string">
            <text:p>41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table:style-name="ce9" office:value-type="string" calcext:value-type="string">
            <text:p>91.9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ce9" office:value-type="string" calcext:value-type="string">
            <text:p>72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table:style-name="ce9" office:value-type="string" calcext:value-type="string">
            <text:p>36.8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9" office:value-type="string" calcext:value-type="string">
            <text:p>70.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9" office:value-type="string" calcext:value-type="string">
            <text:p>81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9" office:value-type="string" calcext:value-type="string">
            <text:p>38.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table:style-name="ce9" office:value-type="string" calcext:value-type="string">
            <text:p>54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9" office:value-type="string" calcext:value-type="string">
            <text:p>35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9" office:value-type="string" calcext:value-type="string">
            <text:p>62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table:style-name="ce9" office:value-type="string" calcext:value-type="string">
            <text:p>45.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9" office:value-type="string" calcext:value-type="string">
            <text:p>73.0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9" office:value-type="string" calcext:value-type="string">
            <text:p>43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9" office:value-type="string" calcext:value-type="string">
            <text:p>83.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9" office:value-type="string" calcext:value-type="string">
            <text:p>26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9" office:value-type="string" calcext:value-type="string">
            <text:p>38.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9" office:value-type="string" calcext:value-type="string">
            <text:p>39.4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9" office:value-type="string" calcext:value-type="string">
            <text:p>24.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9" office:value-type="string" calcext:value-type="string">
            <text:p>47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9" office:value-type="string" calcext:value-type="string">
            <text:p>12.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9" office:value-type="string" calcext:value-type="string">
            <text:p>72.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9" office:value-type="string" calcext:value-type="string">
            <text:p>27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9" office:value-type="string" calcext:value-type="string">
            <text:p>86.0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9" office:value-type="string" calcext:value-type="string">
            <text:p>72.0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37.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73.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9" office:value-type="string" calcext:value-type="string">
            <text:p>44.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  <table:table-cell table:number-columns-repeated="101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  <table:table-cell table:number-columns-repeated="101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75.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43.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50.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74.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9" office:value-type="string" calcext:value-type="string">
            <text:p>48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47.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9" office:value-type="string" calcext:value-type="string">
            <text:p>35.9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9" office:value-type="string" calcext:value-type="string">
            <text:p>51.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44.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9" office:value-type="string" calcext:value-type="string">
            <text:p>41.1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60.8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9" office:value-type="string" calcext:value-type="string">
            <text:p>69.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9" office:value-type="string" calcext:value-type="string">
            <text:p>51.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9" office:value-type="string" calcext:value-type="string">
            <text:p>30.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9" office:value-type="string" calcext:value-type="string">
            <text:p>15.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9" office:value-type="string" calcext:value-type="string">
            <text:p>21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9" office:value-type="string" calcext:value-type="string">
            <text:p>74.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9" office:value-type="string" calcext:value-type="string">
            <text:p>65.9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9" office:value-type="string" calcext:value-type="string">
            <text:p>74.2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9" office:value-type="string" calcext:value-type="string">
            <text:p>84.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9" office:value-type="string" calcext:value-type="string">
            <text:p>62.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9" office:value-type="string" calcext:value-type="string">
            <text:p>53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9" office:value-type="string" calcext:value-type="string">
            <text:p>29.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9" office:value-type="string" calcext:value-type="string">
            <text:p>49.2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9" office:value-type="string" calcext:value-type="string">
            <text:p>53.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9" office:value-type="string" calcext:value-type="string">
            <text:p>48.5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9" office:value-type="string" calcext:value-type="string">
            <text:p>16.0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9" office:value-type="string" calcext:value-type="string">
            <text:p>38.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9" office:value-type="string" calcext:value-type="string">
            <text:p>63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9" office:value-type="string" calcext:value-type="string">
            <text:p>48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table:style-name="ce9" office:value-type="string" calcext:value-type="string">
            <text:p>46.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9" office:value-type="string" calcext:value-type="string">
            <text:p>17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  <table:table-cell table:number-columns-repeated="1019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9" office:value-type="string" calcext:value-type="string">
            <text:p>59.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9" office:value-type="string" calcext:value-type="string">
            <text:p>87.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9" office:value-type="string" calcext:value-type="string">
            <text:p>64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table:style-name="ce9" office:value-type="string" calcext:value-type="string">
            <text:p>49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table:style-name="ce9" office:value-type="string" calcext:value-type="string">
            <text:p>34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9" office:value-type="string" calcext:value-type="string">
            <text:p>46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9" office:value-type="string" calcext:value-type="string">
            <text:p>20.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9" office:value-type="string" calcext:value-type="string">
            <text:p>50.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9" office:value-type="string" calcext:value-type="string">
            <text:p>70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9" office:value-type="string" calcext:value-type="string">
            <text:p>32.0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9" office:value-type="string" calcext:value-type="string">
            <text:p>40.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24.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9" office:value-type="string" calcext:value-type="string">
            <text:p>85.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  <table:table-cell table:number-columns-repeated="101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table:style-name="ce9" office:value-type="string" calcext:value-type="string">
            <text:p>57.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  <table:table-cell table:number-columns-repeated="1019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number-columns-repeated="2" table:style-name="ce9" office:value-type="string" calcext:value-type="string">
            <text:p>46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table:style-name="ce9" office:value-type="string" calcext:value-type="string">
            <text:p>54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9" office:value-type="string" calcext:value-type="string">
            <text:p>56.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table:style-name="ce9" office:value-type="string" calcext:value-type="string">
            <text:p>53.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table:style-name="ce9" office:value-type="string" calcext:value-type="string">
            <text:p>29.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  <table:table-cell table:number-columns-repeated="1019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table:style-name="ce9" office:value-type="string" calcext:value-type="string">
            <text:p>47.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table:style-name="ce9" office:value-type="string" calcext:value-type="string">
            <text:p>46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table:style-name="ce9" office:value-type="string" calcext:value-type="string">
            <text:p>35.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  <table:table-cell table:number-columns-repeated="1019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table:style-name="ce9" office:value-type="string" calcext:value-type="string">
            <text:p>76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table:style-name="ce9" office:value-type="string" calcext:value-type="string">
            <text:p>76.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table:style-name="ce9" office:value-type="string" calcext:value-type="string">
            <text:p>15.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table:style-name="ce9" office:value-type="string" calcext:value-type="string">
            <text:p>32.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table:style-name="ce9" office:value-type="string" calcext:value-type="string">
            <text:p>36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table:style-name="ce9" office:value-type="string" calcext:value-type="string">
            <text:p>22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  <table:table-cell table:number-columns-repeated="1019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  <table:table-cell table:number-columns-repeated="1019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table:style-name="ce9" office:value-type="string" calcext:value-type="string">
            <text:p>55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table:style-name="ce9" office:value-type="string" calcext:value-type="string">
            <text:p>35.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9" office:value-type="string" calcext:value-type="string">
            <text:p>56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table:style-name="ce9" office:value-type="string" calcext:value-type="string">
            <text:p>95.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table:style-name="ce9" office:value-type="string" calcext:value-type="string">
            <text:p>67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table:style-name="ce9" office:value-type="string" calcext:value-type="string">
            <text:p>40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table:style-name="ce9" office:value-type="string" calcext:value-type="string">
            <text:p>64.2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table:style-name="ce9" office:value-type="string" calcext:value-type="string">
            <text:p>95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table:style-name="ce9" office:value-type="string" calcext:value-type="string">
            <text:p>20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table:style-name="ce9" office:value-type="string" calcext:value-type="string">
            <text:p>19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table:style-name="ce9" office:value-type="string" calcext:value-type="string">
            <text:p>33.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table:style-name="ce9" office:value-type="string" calcext:value-type="string">
            <text:p>57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table:style-name="ce9" office:value-type="string" calcext:value-type="string">
            <text:p>69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table:style-name="ce9" office:value-type="string" calcext:value-type="string">
            <text:p>45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table:style-name="ce9" office:value-type="string" calcext:value-type="string">
            <text:p>32.6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table:style-name="ce9" office:value-type="string" calcext:value-type="string">
            <text:p>46.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  <table:table-cell table:number-columns-repeated="1019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  <table:table-cell table:number-columns-repeated="1019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number-columns-repeated="2" table:style-name="ce9" office:value-type="string" calcext:value-type="string">
            <text:p>53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  <table:table-cell table:number-columns-repeated="1019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table:style-name="ce9" office:value-type="string" calcext:value-type="string">
            <text:p>57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table:style-name="ce9" office:value-type="string" calcext:value-type="string">
            <text:p>44.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  <table:table-cell table:number-columns-repeated="1019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table:style-name="ce9" office:value-type="string" calcext:value-type="string">
            <text:p>51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table:style-name="ce9" office:value-type="string" calcext:value-type="string">
            <text:p>61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table:style-name="ce9" office:value-type="string" calcext:value-type="string">
            <text:p>46.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table:style-name="ce9" office:value-type="string" calcext:value-type="string">
            <text:p>53.3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table:style-name="ce9" office:value-type="string" calcext:value-type="string">
            <text:p>64.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table:style-name="ce9" office:value-type="string" calcext:value-type="string">
            <text:p>76.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table:style-name="ce9" office:value-type="string" calcext:value-type="string">
            <text:p>15.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table:style-name="ce9" office:value-type="string" calcext:value-type="string">
            <text:p>14.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table:style-name="ce9" office:value-type="string" calcext:value-type="string">
            <text:p>36.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table:style-name="ce9" office:value-type="string" calcext:value-type="string">
            <text:p>71.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table:style-name="ce9" office:value-type="string" calcext:value-type="string">
            <text:p>83.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table:style-name="ce9" office:value-type="string" calcext:value-type="string">
            <text:p>44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table:style-name="ce9" office:value-type="string" calcext:value-type="string">
            <text:p>50.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table:style-name="ce9" office:value-type="string" calcext:value-type="string">
            <text:p>83.2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table:style-name="ce9" office:value-type="string" calcext:value-type="string">
            <text:p>36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  <table:table-cell table:number-columns-repeated="1019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number-columns-repeated="2" table:style-name="ce9" office:value-type="string" calcext:value-type="string">
            <text:p>43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table:style-name="ce9" office:value-type="string" calcext:value-type="string">
            <text:p>57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table:style-name="ce9" office:value-type="string" calcext:value-type="string">
            <text:p>48.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table:style-name="ce9" office:value-type="string" calcext:value-type="string">
            <text:p>26.8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table:style-name="ce9" office:value-type="string" calcext:value-type="string">
            <text:p>42.1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  <table:table-cell table:number-columns-repeated="1019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number-columns-repeated="2" table:style-name="ce9" office:value-type="string" calcext:value-type="string">
            <text:p>38.7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table:style-name="ce9" office:value-type="string" calcext:value-type="string">
            <text:p>52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table:style-name="ce9" office:value-type="string" calcext:value-type="string">
            <text:p>89.9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table:style-name="ce9" office:value-type="string" calcext:value-type="string">
            <text:p>45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table:style-name="ce9" office:value-type="string" calcext:value-type="string">
            <text:p>37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table:style-name="ce9" office:value-type="string" calcext:value-type="string">
            <text:p>10.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table:style-name="ce9" office:value-type="string" calcext:value-type="string">
            <text:p>40.8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 table:number-rows-repeated="1044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2:07:14.4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2-21T14:01:13Z</meta:creation-date>
    <dc:date>2022-04-08T22:07:23.163000000</dc:date>
    <meta:editing-cycles>22</meta:editing-cycles>
    <meta:editing-duration>PT2H33M17S</meta:editing-duration>
    <meta:document-statistic meta:table-count="1" meta:cell-count="13754" meta:object-count="0"/>
  </office:meta>
</office:document-meta>
</file>